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Standard">
      <style:paragraph-properties fo:margin-left="0cm" fo:margin-right="0cm" fo:margin-top="0cm" fo:margin-bottom="0.499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.049cm" fo:border="0.06pt solid #d9d9e3"/>
    </style:style>
    <style:style style:name="P6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становка LibreOffice и его настройка для использования в командной строке зависит от операционной системы, которую вы используете. Вот общие шаги для наиболее распространенных операционных систем:</text:p>
      <text:h text:style-name="P1" text:outline-level="3">Для Windows:</text:h>
      <text:list text:style-name="L1">
        <text:list-item>
          <text:p text:style-name="P4"><text:span text:style-name="Strong_20_Emphasis"><text:span text:style-name="T1">Скачивание LibreOffice</text:span></text:span>:</text:p>
          <text:list>
            <text:list-item>
              <text:p text:style-name="P3">Перейдите на официальный сайт LibreOffice (<text:a xlink:type="simple" xlink:href="https://www.libreoffice.org/" office:target-frame-name="_new" xlink:show="replace" text:style-name="Internet_20_link" text:visited-style-name="Visited_20_Internet_20_Link"><text:span text:style-name="T1">https://www.libreoffice.org/</text:span></text:a>) и скачайте установочный файл для Windows.</text:p>
            </text:list-item>
          </text:list>
        </text:list-item>
        <text:list-item>
          <text:p text:style-name="P4"><text:span text:style-name="Strong_20_Emphasis"><text:span text:style-name="T1">Установка LibreOffice</text:span></text:span>:</text:p>
          <text:list>
            <text:list-item>
              <text:p text:style-name="P3">Запустите скачанный установочный файл и следуйте инструкциям для установки LibreOffice.</text:p>
            </text:list-item>
          </text:list>
        </text:list-item>
        <text:list-item>
          <text:p text:style-name="P4"><text:span text:style-name="Strong_20_Emphasis"><text:span text:style-name="T1">Добавление LibreOffice в переменную среды PATH</text:span></text:span>:</text:p>
          <text:list>
            <text:list-item>
              <text:p text:style-name="P3">Найдите папку, в которую установлен LibreOffice. Обычно это <text:span text:style-name="Source_20_Text"><text:span text:style-name="T1">C:\Program Files\LibreOffice\program</text:span></text:span>.</text:p>
            </text:list-item>
            <text:list-item>
              <text:p text:style-name="P4">Добавьте этот путь в переменную среды <text:span text:style-name="Source_20_Text"><text:span text:style-name="T1">PATH</text:span></text:span>, чтобы можно было запускать LibreOffice из командной строки. Это можно сделать через "Системные настройки" → "Дополнительные системные параметры" → "Переменные среды".</text:p>
            </text:list-item>
          </text:list>
        </text:list-item>
      </text:list>
      <text:h text:style-name="P1" text:outline-level="3">Для macOS:</text:h>
      <text:list text:style-name="L2">
        <text:list-item>
          <text:p text:style-name="P6"><text:span text:style-name="Strong_20_Emphasis"><text:span text:style-name="T1">Скачивание и установка</text:span></text:span>:</text:p>
          <text:list>
            <text:list-item>
              <text:p text:style-name="P5">Посетите сайт LibreOffice и скачайте установщик для macOS.</text:p>
            </text:list-item>
            <text:list-item>
              <text:p text:style-name="P5">Откройте скачанный файл <text:span text:style-name="Source_20_Text"><text:span text:style-name="T1">.dmg</text:span></text:span> и перетащите LibreOffice в папку "Программы".</text:p>
            </text:list-item>
          </text:list>
        </text:list-item>
        <text:list-item>
          <text:p text:style-name="P6"><text:span text:style-name="Strong_20_Emphasis"><text:span text:style-name="T1">Вызов из терминала</text:span></text:span>:</text:p>
          <text:list>
            <text:list-item>
              <text:p text:style-name="P5">Откройте терминал.</text:p>
            </text:list-item>
            <text:list-item>
              <text:p text:style-name="P5">Вы можете запустить LibreOffice из командной строки, используя полный путь к исполняемому файлу. Например: <text:span text:style-name="Source_20_Text"><text:span text:style-name="T1">/Applications/LibreOffice.app/Contents/MacOS/soffice</text:span></text:span>.</text:p>
            </text:list-item>
            <text:list-item>
              <text:p text:style-name="P6">Чтобы упростить этот процесс, вы можете создать символическую ссылку или добавить этот путь в переменную <text:span text:style-name="Source_20_Text"><text:span text:style-name="T1">PATH</text:span>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09:58:09.601000000</meta:creation-date>
    <dc:date>2023-12-19T09:58:56.639000000</dc:date>
    <meta:editing-duration>PT48S</meta:editing-duration>
    <meta:editing-cycles>1</meta:editing-cycles>
    <meta:document-statistic meta:table-count="0" meta:image-count="0" meta:object-count="0" meta:page-count="1" meta:paragraph-count="17" meta:word-count="170" meta:character-count="1300" meta:non-whitespace-character-count="1161"/>
    <meta:generator>LibreOffice/7.6.4.1$Windows_X86_64 LibreOffice_project/e19e193f88cd6c0525a17fb7a176ed8e6a3e2aa1</meta:generator>
  </office:meta>
</office:document-meta>
</file>